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4c4" officeooo:paragraph-rsid="00058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nks are in liquid form which contains H2O and many m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18:11.369627207</meta:creation-date>
    <dc:date>2018-11-15T15:21:26.624530925</dc:date>
    <meta:editing-duration>PT3M1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1" meta:character-count="58" meta:non-whitespace-character-count="48"/>
  </office:meta>
</office:document-meta>
</file>